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Liberation Sans1" style:font-name-asian="Liberation Sans1" style:font-name-complex="Liberation Sans1"/>
    </style:style>
    <style:style style:name="co1" style:family="table-column">
      <style:table-column-properties fo:break-before="auto" style:column-width="10.583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3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Standart Featu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enster Größe (Full HD)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0 FP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e Btimaps als sprite erzeugen nach dem laden konvertier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e bitmaps außer dem Hintergrund sind transpar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Kollisionsüberprüfun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nimation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piel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bli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blinbir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m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ounds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pielerschus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rben von Gegner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mschad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intergrundmusik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Kollisionsüberprüf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urm und Gegn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huss und Gegn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pieler und Kar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pieler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chüsse spawnen an seiner Posi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wegung Pfeiltasten rechts, link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r Spieler kann spring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eautu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ullscreen (Full HD)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use mit "p"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s Game ist verloren wenn der Tower 0 HP ha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s Game wird nach dem verlieren reseted (mit "Backspace")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ore wird beim Gegner killen angehob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hwierigkeit wird angehoben (Die Gegner werden schneller)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Gegn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e Gegner spawnen am rechtem Ran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e Goblins laufen am Bod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e Goblinbirds fliegen in der Luft (zufällige Positionen)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e Gegner haben einen random Speedwer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enn die Gegner den Tower berühren despawnen dies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gner verursachen verschiedenen Schaden am Tow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a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(Passendes Hintergrundbild)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ximal Mögliche Punktzahl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ten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7"/>% <text:s text:c="28"/>Punkte <text:s text:c="21"/>No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0 % – 92 % <text:s text:c="17"/>32 - 29 <text:s text:c="22"/>sehr g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1 % – 81 % <text:s text:c="19"/>28 - 26 <text:s text:c="22"/>g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0 % - 67 % <text:s text:c="20"/>25 - 21 <text:s text:c="22"/>befriedige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6 % - 50 % <text:s text:c="20"/>20 - 16 <text:s text:c="22"/>ausreiche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 % - 30 % <text:s text:c="20"/>15 - 10 <text:s text:c="22"/>mangelfha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% - 0 % <text:s text:c="23"/>9 - 0 <text:s text:c="25"/>ungenügend</text:p>
          </table:table-cell>
          <table:table-cell table:number-columns-repeated="1638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1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pc</meta:initial-creator>
    <dc:creator>Yven</dc:creator>
    <meta:creation-date>2022-02-25T09:32:22Z</meta:creation-date>
    <dc:date>2022-06-08T12:53:13Z</dc:date>
    <meta:editing-cycles>6</meta:editing-cycles>
    <meta:editing-duration>PT0S</meta:editing-duration>
  </office:meta>
</office:document-meta>
</file>